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8cm"/>
    </style:style>
    <style:style style:name="co2" style:family="table-column">
      <style:table-column-properties fo:break-before="auto" style:column-width="3.522cm"/>
    </style:style>
    <style:style style:name="co3" style:family="table-column">
      <style:table-column-properties fo:break-before="auto" style:column-width="3.939cm"/>
    </style:style>
    <style:style style:name="co4" style:family="table-column">
      <style:table-column-properties fo:break-before="auto" style:column-width="4.329cm"/>
    </style:style>
    <style:style style:name="co5" style:family="table-column">
      <style:table-column-properties fo:break-before="auto" style:column-width="6.216cm"/>
    </style:style>
    <style:style style:name="co6" style:family="table-column">
      <style:table-column-properties fo:break-before="auto" style:column-width="10.599cm"/>
    </style:style>
    <style:style style:name="co7" style:family="table-column">
      <style:table-column-properties fo:break-before="auto" style:column-width="9.712cm"/>
    </style:style>
    <style:style style:name="co8" style:family="table-column">
      <style:table-column-properties fo:break-before="auto" style:column-width="10.128cm"/>
    </style:style>
    <style:style style:name="co9" style:family="table-column">
      <style:table-column-properties fo:break-before="auto" style:column-width="10.377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947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974cm" fo:break-before="auto" style:use-optimal-row-height="false"/>
    </style:style>
    <style:style style:name="ro5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66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808080"/>
    </style:style>
    <style:style style:name="ce5" style:family="table-cell" style:parent-style-name="Default">
      <style:table-cell-properties fo:background-color="#ff6600"/>
      <style:text-properties style:font-name="Calibri" fo:font-size="11pt" style:font-size-asian="11pt" style:font-size-complex="11pt"/>
    </style:style>
    <style:style style:name="ce6" style:family="table-cell" style:parent-style-name="Default">
      <style:text-properties style:font-name="Calibri" fo:font-size="11pt" style:font-size-asian="11pt" style:font-size-complex="11pt"/>
    </style:style>
    <style:style style:name="ce7" style:family="table-cell" style:parent-style-name="Default">
      <style:table-cell-properties fo:background-color="transparent"/>
      <style:text-properties style:font-name="Calibri" fo:font-size="11pt" style:font-size-asian="11pt" style:font-size-complex="11pt"/>
    </style:style>
    <style:style style:name="ce8" style:family="table-cell" style:parent-style-name="Default">
      <style:table-cell-properties fo:background-color="#ffff66"/>
      <style:text-properties style:font-name="Calibri" fo:font-size="11pt" style:font-size-asian="11pt" style:font-size-complex="11pt"/>
    </style:style>
    <style:style style:name="ce9" style:family="table-cell" style:parent-style-name="Default">
      <style:table-cell-properties fo:background-color="#ffff99"/>
      <style:text-properties style:font-name="Calibri" fo:font-size="11pt" style:font-size-asian="11pt" style:font-size-complex="11pt"/>
    </style:style>
    <style:style style:name="ce10" style:family="table-cell" style:parent-style-name="Default">
      <style:text-properties style:use-window-font-color="true" style:text-outline="false" style:text-line-through-style="none" style:font-name="Consola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99999"/>
    </style:style>
    <style:style style:name="ce12" style:family="table-cell" style:parent-style-name="Default">
      <style:table-cell-properties fo:background-color="#ff6600"/>
    </style:style>
    <style:style style:name="ce13" style:family="table-cell" style:parent-style-name="Default">
      <style:table-cell-properties fo:background-color="transparent"/>
      <style:text-properties fo:language="en" fo:country="IN" style:font-name-complex="Arial1"/>
    </style:style>
    <style:style style:name="ce14" style:family="table-cell" style:parent-style-name="Excel_20_Built-in_20_Normal_20_1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Excel_20_Built-in_20_Normal">
      <style:table-cell-properties fo:border-bottom="none" style:text-align-source="fix" style:repeat-content="false" fo:border-left="0.018cm solid #000000" fo:border-right="0.018cm solid #000000" fo:border-top="none"/>
      <style:paragraph-properties fo:text-align="start" fo:margin-left="0cm"/>
    </style:style>
    <style:style style:name="ce17" style:family="table-cell" style:parent-style-name="Excel_20_Built-in_20_Normal">
      <style:table-cell-properties fo:border-bottom="0.018cm solid #000000" style:text-align-source="fix" style:repeat-content="false" fo:border-left="0.018cm solid #000000" fo:border-right="0.018cm solid #000000" fo:border-top="none"/>
      <style:paragraph-properties fo:text-align="start" fo:margin-left="0cm"/>
    </style:style>
    <style:style style:name="ce18" style:family="table-cell" style:parent-style-name="Default">
      <style:table-cell-properties fo:background-color="#ff3333"/>
    </style:style>
    <style:style style:name="ce19" style:family="table-cell" style:parent-style-name="Default">
      <style:table-cell-properties fo:background-color="#ff3333"/>
      <style:text-properties style:font-name="Calibri" fo:font-size="11pt" style:font-size-asian="11pt" style:font-size-complex="11pt"/>
    </style:style>
    <style:style style:name="ce20" style:family="table-cell" style:parent-style-name="Default">
      <style:text-properties fo:color="#000000" style:font-name="Calibri" fo:font-size="11pt" style:font-size-asian="11pt" style:font-name-complex="Calibri" style:font-size-complex="11pt"/>
    </style:style>
    <style:style style:name="ce21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start" fo:margin-left="0cm"/>
      <style:text-properties fo:color="#000000" style:font-name="Calibri" fo:font-size="11pt" style:font-size-asian="11pt" style:font-name-complex="Calibri" style:font-size-complex="11pt"/>
    </style:style>
    <style:style style:name="ce22" style:family="table-cell" style:parent-style-name="Default">
      <style:table-cell-properties fo:background-color="#ffff66"/>
      <style:text-properties fo:color="#000000" style:font-name="Calibri" fo:font-size="11pt" style:font-size-asian="11pt" style:font-name-complex="Calibri" style:font-size-complex="11pt"/>
    </style:style>
    <style:style style:name="ce23" style:family="table-cell" style:parent-style-name="Default">
      <style:table-cell-properties fo:background-color="#ffff99"/>
      <style:text-properties fo:color="#000000" style:font-name="Calibri" fo:font-size="11pt" style:font-size-asian="11pt" style:font-name-complex="Calibri" style:font-size-complex="11pt"/>
    </style:style>
    <style:style style:name="ce24" style:family="table-cell" style:parent-style-name="Default">
      <style:table-cell-properties fo:background-color="#ffff66"/>
    </style:style>
    <style:style style:name="ce25" style:family="table-cell" style:parent-style-name="Default">
      <style:table-cell-properties fo:background-color="#ffff99"/>
    </style:style>
    <style:style style:name="ce26" style:family="table-cell" style:parent-style-name="Default">
      <style:text-properties style:font-name="Consolas" fo:font-size="11pt" style:font-name-asian="Consolas" style:font-size-asian="11pt" style:language-asian="en" style:country-asian="US" style:font-name-complex="Consolas" style:font-size-complex="6.25pt" style:language-complex="en" style:country-complex="US"/>
    </style:style>
    <style:style style:name="ce27" style:family="table-cell" style:parent-style-name="Default">
      <style:table-cell-properties fo:background-color="transparent"/>
      <style:text-properties style:font-name="Consolas" fo:font-size="11pt" style:font-name-asian="Consolas" style:font-size-asian="11pt" style:language-asian="en" style:country-asian="US" style:font-name-complex="Consolas" style:font-size-complex="6.25pt" style:language-complex="en" style:country-complex="US"/>
    </style:style>
    <style:style style:name="ce28" style:family="table-cell" style:parent-style-name="Default">
      <style:table-cell-properties fo:background-color="#ffff99"/>
      <style:text-properties style:font-name="Consolas" fo:font-size="11pt" style:font-name-asian="Consolas" style:font-size-asian="11pt" style:language-asian="en" style:country-asian="US" style:font-name-complex="Consolas" style:font-size-complex="6.25pt" style:language-complex="en" style:country-complex="US"/>
    </style:style>
    <style:style style:name="T1" style:family="text">
      <style:text-properties style:font-name="Consolas" fo:font-size="11pt" fo:language="en" fo:country="US" style:font-name-asian="Consolas" style:font-size-asian="11pt" style:font-name-complex="Consolas" style:font-size-complex="6.30000019073486pt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1" table:number-columns-repeated="2"/>
          <table:table-cell table:style-name="ce11" office:value-type="string">
            <text:p>PRUNING</text:p>
          </table:table-cell>
          <table:table-cell table:style-name="ce11" table:number-columns-repeated="1020"/>
        </table:table-row>
        <table:table-row table:style-name="ro2">
          <table:table-cell table:style-name="ce2" office:value-type="string">
            <text:p>Treatment</text:p>
          </table:table-cell>
          <table:table-cell table:style-name="ce2" office:value-type="string">
            <text:p>Delete_Type</text:p>
          </table:table-cell>
          <table:table-cell table:style-name="ce12" office:value-type="string">
            <text:p>BASE TABLES</text:p>
          </table:table-cell>
          <table:table-cell table:style-name="ce12" office:value-type="string">
            <text:p>MASK BATCH ENV TABLES</text:p>
          </table:table-cell>
          <table:table-cell table:style-name="ce12" office:value-type="string">
            <text:p>TOTAL_COUNT IN PROP TABLES</text:p>
          </table:table-cell>
          <table:table-cell table:style-name="ce12" office:value-type="string">
            <text:p>BATCH_COUNT TABLES FOR SQLLDR DATA FILE</text:p>
          </table:table-cell>
          <table:table-cell table:style-name="ce12" office:value-type="string">
            <text:p>Master_Count_sh</text:p>
          </table:table-cell>
          <table:table-cell table:style-name="ce12" office:value-type="string">
            <text:p>Staging_Insert_sh</text:p>
          </table:table-cell>
          <table:table-cell table:style-name="ce12" office:value-type="string">
            <text:p>Count_txt</text:p>
          </table:table-cell>
          <table:table-cell table:style-name="ce12" table:number-columns-repeated="1014"/>
        </table:table-row>
        <table:table-row table:style-name="ro3">
          <table:table-cell office:value-type="string">
            <text:p>PRUNING</text:p>
          </table:table-cell>
          <table:table-cell table:style-name="ce10" office:value-type="string">
            <text:p>DELETE </text:p>
          </table:table-cell>
          <table:table-cell office:value-type="string">
            <text:p>S_CIF_CON_MAP</text:p>
          </table:table-cell>
          <table:table-cell office:value-type="string">
            <text:p>S_CIF_CON_MAP_P</text:p>
          </table:table-cell>
          <table:table-cell office:value-type="string">
            <text:p>EIM_FN_CIF_SYST_P</text:p>
          </table:table-cell>
          <table:table-cell office:value-type="string">
            <text:p>S_CIF_CON_MAP_P</text:p>
          </table:table-cell>
          <table:table-cell office:value-type="string">
            <text:p>NRMA_OCH_MASTER_PRUNING_CIF_CON_MAP.sh</text:p>
          </table:table-cell>
          <table:table-cell office:value-type="string">
            <text:p>NRMA_OCH_EIM_INSERT_CIF_CON_MAP.sh</text:p>
          </table:table-cell>
          <table:table-cell table:style-name="ce10" office:value-type="string">
            <text:p>EIM_FN_CIF_SYST_COUNT.txt</text:p>
          </table:table-cell>
          <table:table-cell table:number-columns-repeated="1014"/>
        </table:table-row>
        <table:table-row table:style-name="ro3">
          <table:table-cell office:value-type="string">
            <text:p>PRUNING</text:p>
          </table:table-cell>
          <table:table-cell table:style-name="ce10" office:value-type="string">
            <text:p>DELETE </text:p>
          </table:table-cell>
          <table:table-cell office:value-type="string">
            <text:p>S_CIF_ORG_MAP</text:p>
          </table:table-cell>
          <table:table-cell office:value-type="string">
            <text:p>S_CIF_ORG_MAP_P</text:p>
          </table:table-cell>
          <table:table-cell office:value-type="string">
            <text:p>EIM_FN_CIF_SYST_P</text:p>
          </table:table-cell>
          <table:table-cell office:value-type="string">
            <text:p>S_CIF_ORG_MAP_P</text:p>
          </table:table-cell>
          <table:table-cell office:value-type="string">
            <text:p>NRMA_OCH_MASTER_PRUNING_CIF_ORG_MAP.sh</text:p>
          </table:table-cell>
          <table:table-cell office:value-type="string">
            <text:p>NRMA_OCH_EIM_INSERT_CIF_ORG_MAP.sh</text:p>
          </table:table-cell>
          <table:table-cell table:style-name="ce10" office:value-type="string">
            <text:p>EIM_FN_CIF_SYST_COUNT.txt</text:p>
          </table:table-cell>
          <table:table-cell table:number-columns-repeated="1014"/>
        </table:table-row>
        <table:table-row table:style-name="ro3">
          <table:table-cell office:value-type="string">
            <text:p>PRUNING</text:p>
          </table:table-cell>
          <table:table-cell table:style-name="ce10" office:value-type="string">
            <text:p>DELETE </text:p>
          </table:table-cell>
          <table:table-cell table:style-name="ce13" office:value-type="string">
            <text:p>S_DQ_CON_KEY</text:p>
          </table:table-cell>
          <table:table-cell table:style-name="ce15" office:value-type="string">
            <text:p>S_DQ_CON_KEY_P</text:p>
          </table:table-cell>
          <table:table-cell table:style-name="ce15" office:value-type="string">
            <text:p>EIM_CONTACT1_P</text:p>
          </table:table-cell>
          <table:table-cell table:style-name="ce15" office:value-type="string">
            <text:p>S_DQ_CON_KEY_P</text:p>
          </table:table-cell>
          <table:table-cell table:style-name="ce15" office:value-type="string">
            <text:p>NRMA_OCH_MASTER_PRUNING_DQ_CON_KEY.sh</text:p>
          </table:table-cell>
          <table:table-cell table:style-name="ce15" office:value-type="string">
            <text:p>NRMA_OCH_EIM_INSERT_DQ_CON_KEY.sh</text:p>
          </table:table-cell>
          <table:table-cell table:style-name="ce15" table:number-columns-repeated="1015"/>
        </table:table-row>
        <table:table-row table:style-name="ro3">
          <table:table-cell office:value-type="string">
            <text:p>PRUNING</text:p>
          </table:table-cell>
          <table:table-cell table:style-name="ce10" office:value-type="string">
            <text:p>DELETE </text:p>
          </table:table-cell>
          <table:table-cell table:style-name="ce13" office:value-type="string">
            <text:p>S_DQ_ORG_KEY</text:p>
          </table:table-cell>
          <table:table-cell table:style-name="ce15" office:value-type="string">
            <text:p>S_DQ_ORG_KEY_P</text:p>
          </table:table-cell>
          <table:table-cell table:style-name="ce15" office:value-type="string">
            <text:p>EIM_ACCOUNT1_P</text:p>
          </table:table-cell>
          <table:table-cell table:style-name="ce15" office:value-type="string">
            <text:p>S_DQ_ORG_KEY_P</text:p>
          </table:table-cell>
          <table:table-cell table:style-name="ce15" office:value-type="string">
            <text:p>NRMA_OCH_MASTER_PRUNING_DQ_ORG_KEY.sh</text:p>
          </table:table-cell>
          <table:table-cell table:style-name="ce15" office:value-type="string">
            <text:p>NRMA_OCH_EIM_INSERT_DQ_ORG_KEY.sh</text:p>
          </table:table-cell>
          <table:table-cell table:style-name="ce15" table:number-columns-repeated="1015"/>
        </table:table-row>
        <table:table-row table:style-name="ro3">
          <table:table-cell office:value-type="string">
            <text:p>PRUNING</text:p>
          </table:table-cell>
          <table:table-cell table:style-name="ce10" office:value-type="string">
            <text:p>DELETE </text:p>
          </table:table-cell>
          <table:table-cell table:style-name="ce14" office:value-type="string">
            <text:p>S_ADDR_PER</text:p>
          </table:table-cell>
          <table:table-cell table:style-name="ce14" office:value-type="string">
            <text:p>S_ADDR_PER_P</text:p>
          </table:table-cell>
          <table:table-cell table:style-name="ce16" office:value-type="string">
            <text:p>EIM_ADDR_PER_P</text:p>
          </table:table-cell>
          <table:table-cell table:style-name="ce14" office:value-type="string">
            <text:p>S_ADDR_PER_P</text:p>
          </table:table-cell>
          <table:table-cell office:value-type="string">
            <text:p>NRMA_OCH_MASTER_PRUNING_ADDR_PER.sh</text:p>
          </table:table-cell>
          <table:table-cell office:value-type="string">
            <text:p>NRMA_OCH_EIM_INSERT_ADDR_PER.sh</text:p>
          </table:table-cell>
          <table:table-cell office:value-type="string">
            <text:p>EIM_ADDR_PER_COUNT.txt</text:p>
          </table:table-cell>
          <table:table-cell table:number-columns-repeated="1014"/>
        </table:table-row>
        <table:table-row table:style-name="ro3">
          <table:table-cell office:value-type="string">
            <text:p>PRUNING</text:p>
          </table:table-cell>
          <table:table-cell table:style-name="ce10" office:value-type="string">
            <text:p>CASCADE DELETE </text:p>
          </table:table-cell>
          <table:table-cell table:style-name="ce14" office:value-type="string">
            <text:p>S_ORG_EXT</text:p>
          </table:table-cell>
          <table:table-cell table:style-name="ce14" office:value-type="string">
            <text:p>S_ORG_EXT_P</text:p>
          </table:table-cell>
          <table:table-cell table:style-name="ce16" office:value-type="string">
            <text:p>EIM_ACCOUNT_P</text:p>
          </table:table-cell>
          <table:table-cell table:style-name="ce14" office:value-type="string">
            <text:p>S_ORG_EXT_P</text:p>
          </table:table-cell>
          <table:table-cell office:value-type="string">
            <text:p>NRMA_OCH_MASTER_PRUNING_ORG_EXT.sh</text:p>
          </table:table-cell>
          <table:table-cell office:value-type="string">
            <text:p>NRMA_OCH_EIM_INSERT_ORGEXT.sh</text:p>
          </table:table-cell>
          <table:table-cell office:value-type="string">
            <text:p>EIM_ORG_EXT_COUNT.txt</text:p>
          </table:table-cell>
          <table:table-cell table:number-columns-repeated="1014"/>
        </table:table-row>
        <table:table-row table:style-name="ro3">
          <table:table-cell office:value-type="string">
            <text:p>PRUNING</text:p>
          </table:table-cell>
          <table:table-cell table:style-name="ce10" office:value-type="string">
            <text:p>CASCADE DELETE </text:p>
          </table:table-cell>
          <table:table-cell table:style-name="ce14" office:value-type="string">
            <text:p>S_CONTACT</text:p>
          </table:table-cell>
          <table:table-cell table:style-name="ce14" office:value-type="string">
            <text:p>S_CONTACT_P</text:p>
          </table:table-cell>
          <table:table-cell table:style-name="ce17" office:value-type="string">
            <text:p>EIM_CONTACT_P</text:p>
          </table:table-cell>
          <table:table-cell table:style-name="ce14" office:value-type="string">
            <text:p>S_CONTACT_P</text:p>
          </table:table-cell>
          <table:table-cell office:value-type="string">
            <text:p>NRMA_OCH_MASTER_PRUNING_CONTACT.sh</text:p>
          </table:table-cell>
          <table:table-cell office:value-type="string">
            <text:p>NRMA_OCH_EIM_INSERT_CONTACT.sh</text:p>
          </table:table-cell>
          <table:table-cell office:value-type="string">
            <text:p>EIM_CONTACT_COUNT.txt</text:p>
          </table:table-cell>
          <table:table-cell table:number-columns-repeated="1014"/>
        </table:table-row>
        <table:table-row table:style-name="ro2">
          <table:table-cell table:number-columns-repeated="1023"/>
        </table:table-row>
        <table:table-row table:style-name="ro2">
          <table:table-cell table:style-name="ce3" table:number-columns-repeated="3"/>
          <table:table-cell table:style-name="ce3" office:value-type="string">
            <text:p>Update</text:p>
          </table:table-cell>
          <table:table-cell table:style-name="ce3" table:number-columns-repeated="1019"/>
        </table:table-row>
        <table:table-row table:style-name="ro2" table:number-rows-repeated="2">
          <table:table-cell table:number-columns-repeated="1023"/>
        </table:table-row>
        <table:table-row table:style-name="ro4">
          <table:table-cell table:style-name="ce4" table:number-columns-repeated="2"/>
          <table:table-cell table:style-name="ce4" office:value-type="string">
            <text:p>MASKING</text:p>
          </table:table-cell>
          <table:table-cell table:style-name="ce4" table:number-columns-repeated="1020"/>
        </table:table-row>
        <table:table-row table:style-name="ro3">
          <table:table-cell table:style-name="ce5" office:value-type="string">
            <text:p>Treatment</text:p>
          </table:table-cell>
          <table:table-cell table:style-name="ce5"/>
          <table:table-cell table:style-name="ce5" office:value-type="string">
            <text:p>BASE TABLES</text:p>
          </table:table-cell>
          <table:table-cell table:style-name="ce5" office:value-type="string">
            <text:p>MASK BATCH ENV TABLES</text:p>
          </table:table-cell>
          <table:table-cell table:style-name="ce5" office:value-type="string">
            <text:p>TOTAL_COUNT IN PROP TABLES</text:p>
          </table:table-cell>
          <table:table-cell table:style-name="ce5" office:value-type="string">
            <text:p>SH FILES</text:p>
          </table:table-cell>
          <table:table-cell table:style-name="ce5" office:value-type="string">
            <text:p>BATCH_COUNT TABLES FOR SQLLDR DATA FILE</text:p>
          </table:table-cell>
          <table:table-cell table:style-name="ce3" office:value-type="string">
            <text:p>MASTER SHELL</text:p>
          </table:table-cell>
          <table:table-cell table:style-name="ce5" table:number-columns-repeated="1015"/>
        </table:table-row>
        <table:table-row table:style-name="ro5">
          <table:table-cell table:style-name="ce6" office:value-type="string">
            <text:p>MASKING</text:p>
          </table:table-cell>
          <table:table-cell table:style-name="ce6"/>
          <table:table-cell/>
          <table:table-cell table:style-name="ce6" office:value-type="string">
            <text:p>S_UCM_ADDR_PER_M</text:p>
          </table:table-cell>
          <table:table-cell table:style-name="ce6" office:value-type="string">
            <text:p>EIM_UCM_ADRPER</text:p>
          </table:table-cell>
          <table:table-cell table:style-name="ce20" office:value-type="string">
            <text:p>NRMA_OCH_MASTER_UCMADRPER_MASK.sh</text:p>
          </table:table-cell>
          <table:table-cell table:style-name="ce6" office:value-type="string">
            <text:p>S_UCM_ADDR_PER_M</text:p>
          </table:table-cell>
          <table:table-cell office:value-type="string">
            <text:p>NRMA_OCH_MASTER_MASKING_UCM_ADDR_PER.sh</text:p>
          </table:table-cell>
          <table:table-cell table:style-name="ce26" office:value-type="string">
            <text:p>S_UCM_ADDR_PER_COUNT.txt</text:p>
          </table:table-cell>
          <table:table-cell table:style-name="ce6" table:number-columns-repeated="1014"/>
        </table:table-row>
        <table:table-row table:style-name="ro5">
          <table:table-cell table:style-name="ce6" office:value-type="string">
            <text:p>MASKING</text:p>
          </table:table-cell>
          <table:table-cell table:style-name="ce6"/>
          <table:table-cell/>
          <table:table-cell office:value-type="string">
            <text:p>S_UCM_ORG_EXT_M</text:p>
          </table:table-cell>
          <table:table-cell table:style-name="ce18" office:value-type="string">
            <text:p>EIM_UCM_ORG_M</text:p>
          </table:table-cell>
          <table:table-cell office:value-type="string">
            <text:p>NRMA_OCH_MASTER_UCMORGEXT_MASK.sh</text:p>
          </table:table-cell>
          <table:table-cell office:value-type="string">
            <text:p>S_UCM_ORG_EXT_M</text:p>
          </table:table-cell>
          <table:table-cell office:value-type="string">
            <text:p>NRMA_OCH_MASTER_MASKING_UCM_ORG_EXT.sh</text:p>
          </table:table-cell>
          <table:table-cell table:style-name="ce26" office:value-type="string">
            <text:p>S_UCM_ORG_EXT_COUNT.txt</text:p>
          </table:table-cell>
          <table:table-cell table:number-columns-repeated="1014"/>
        </table:table-row>
        <table:table-row table:style-name="ro5">
          <table:table-cell table:style-name="ce6" office:value-type="string">
            <text:p>MASKING</text:p>
          </table:table-cell>
          <table:table-cell table:style-name="ce6"/>
          <table:table-cell/>
          <table:table-cell table:style-name="ce6" office:value-type="string">
            <text:p>S_UCM_CONTACT_M</text:p>
          </table:table-cell>
          <table:table-cell table:style-name="ce19" office:value-type="string">
            <text:p>EIM_UCM_CON_M</text:p>
          </table:table-cell>
          <table:table-cell table:style-name="ce20" office:value-type="string">
            <text:p>NRMA_OCH_MASTER_UCMCONTACT_MASK.sh</text:p>
          </table:table-cell>
          <table:table-cell table:style-name="ce6" office:value-type="string">
            <text:p>S_UCM_CONTACT_M</text:p>
          </table:table-cell>
          <table:table-cell office:value-type="string">
            <text:p>NRMA_OCH_MASTER_MASKING_UCM_CONTACT.sh</text:p>
          </table:table-cell>
          <table:table-cell table:style-name="ce26" office:value-type="string">
            <text:p>S_UCM_CONTACT_COUNT.txt</text:p>
          </table:table-cell>
          <table:table-cell table:style-name="ce6" table:number-columns-repeated="1014"/>
        </table:table-row>
        <table:table-row table:style-name="ro3">
          <table:table-cell table:style-name="ce7" office:value-type="string">
            <text:p>MASKING</text:p>
          </table:table-cell>
          <table:table-cell table:style-name="ce7"/>
          <table:table-cell table:style-name="ce7" office:value-type="string">
            <text:p>S_ADDR_PER</text:p>
          </table:table-cell>
          <table:table-cell table:style-name="ce7" office:value-type="string">
            <text:p>S_ADDR_PER_M</text:p>
          </table:table-cell>
          <table:table-cell table:style-name="ce7" office:value-type="string">
            <text:p>EIM_ADDR_PER_M</text:p>
          </table:table-cell>
          <table:table-cell table:style-name="ce7" office:value-type="string">
            <text:p>NRMA_OCH_MASTER_ADDR_PER_MASK.sh</text:p>
          </table:table-cell>
          <table:table-cell table:style-name="ce7" office:value-type="string">
            <text:p>S_ADDR_PER_M</text:p>
          </table:table-cell>
          <table:table-cell table:style-name="ce15" office:value-type="string">
            <text:p>NRMA_OCH_MASTER_MASKING_ADDR_PER.sh</text:p>
          </table:table-cell>
          <table:table-cell table:style-name="ce27" office:value-type="string">
            <text:p>S_ADDR_PER_COUNT.txt</text:p>
          </table:table-cell>
          <table:table-cell table:style-name="ce7" table:number-columns-repeated="1014"/>
        </table:table-row>
        <table:table-row table:style-name="ro3">
          <table:table-cell table:style-name="ce6" office:value-type="string">
            <text:p>MASKING</text:p>
          </table:table-cell>
          <table:table-cell table:style-name="ce6"/>
          <table:table-cell table:style-name="ce6" office:value-type="string">
            <text:p>S_ORG_EXT</text:p>
          </table:table-cell>
          <table:table-cell table:style-name="ce6" office:value-type="string">
            <text:p>S_ORG_EXT_M</text:p>
          </table:table-cell>
          <table:table-cell table:style-name="ce6" office:value-type="string">
            <text:p>EIM_ACCOUNT_M</text:p>
          </table:table-cell>
          <table:table-cell table:style-name="ce21" office:value-type="string">
            <text:p>NRMA_OCH_MASTER_ORG_EXT_MASK.sh</text:p>
          </table:table-cell>
          <table:table-cell table:style-name="ce6" office:value-type="string">
            <text:p>S_ORG_EXT_M</text:p>
          </table:table-cell>
          <table:table-cell office:value-type="string">
            <text:p>NRMA_OCH_MASTER_MASKING_ORG_EXT.sh</text:p>
          </table:table-cell>
          <table:table-cell table:style-name="ce26" office:value-type="string">
            <text:p>S_ORG_EXT_COUNT.txt</text:p>
          </table:table-cell>
          <table:table-cell table:style-name="ce6" table:number-columns-repeated="1014"/>
        </table:table-row>
        <table:table-row table:style-name="ro3">
          <table:table-cell table:style-name="ce6" office:value-type="string">
            <text:p>MASKING</text:p>
          </table:table-cell>
          <table:table-cell table:style-name="ce6"/>
          <table:table-cell table:style-name="ce6" office:value-type="string">
            <text:p>S_CONTACT_ATX</text:p>
          </table:table-cell>
          <table:table-cell table:style-name="ce6" office:value-type="string">
            <text:p>S_CONTACT_ATX_M</text:p>
          </table:table-cell>
          <table:table-cell table:style-name="ce6" office:value-type="string">
            <text:p>EIM_CONTACT_AT_M</text:p>
          </table:table-cell>
          <table:table-cell table:style-name="ce20" office:value-type="string">
            <text:p>NRMA_OCH_MASTER_CONTACT_ATX_MASK.sh</text:p>
          </table:table-cell>
          <table:table-cell table:style-name="ce6" office:value-type="string">
            <text:p>S_CONTACT_ATX_M</text:p>
          </table:table-cell>
          <table:table-cell office:value-type="string">
            <text:p>NRMA_OCH_MASTER_MASKING_CONTACT_ATX.sh</text:p>
          </table:table-cell>
          <table:table-cell table:style-name="ce26" office:value-type="string">
            <text:p>S_CONTACT_ATX_COUNT.txt</text:p>
          </table:table-cell>
          <table:table-cell table:style-name="ce6" table:number-columns-repeated="1014"/>
        </table:table-row>
        <table:table-row table:style-name="ro3">
          <table:table-cell table:style-name="ce6" office:value-type="string">
            <text:p>MASKING</text:p>
          </table:table-cell>
          <table:table-cell table:style-name="ce6"/>
          <table:table-cell table:style-name="ce6" office:value-type="string">
            <text:p>S_CONTACT</text:p>
          </table:table-cell>
          <table:table-cell table:style-name="ce6" office:value-type="string">
            <text:p>S_CONTACT_M</text:p>
          </table:table-cell>
          <table:table-cell table:style-name="ce6" office:value-type="string">
            <text:p>EIM_CONTACT_M</text:p>
          </table:table-cell>
          <table:table-cell table:style-name="ce20" office:value-type="string">
            <text:p>NRMA_OCH_MASTER_CONTACT_MASK.sh</text:p>
          </table:table-cell>
          <table:table-cell table:style-name="ce6" office:value-type="string">
            <text:p>S_CONTACT_M</text:p>
          </table:table-cell>
          <table:table-cell office:value-type="string">
            <text:p>NRMA_OCH_MASTER_MASKING_CONTACT.sh</text:p>
          </table:table-cell>
          <table:table-cell table:style-name="ce26" office:value-type="string">
            <text:p>S_CONTACT_COUNT.txt</text:p>
          </table:table-cell>
          <table:table-cell table:style-name="ce6" table:number-columns-repeated="1014"/>
        </table:table-row>
        <table:table-row table:style-name="ro3">
          <table:table-cell table:number-columns-repeated="2"/>
          <table:table-cell table:style-name="ce6" office:value-type="string">
            <text:p>S_ORG_EXT_UK</text:p>
          </table:table-cell>
          <table:table-cell/>
          <table:table-cell office:value-type="string">
            <text:p>EIM_ORG_EXT_UK_M</text:p>
          </table:table-cell>
          <table:table-cell office:value-type="string">
            <text:p>NRMA_OCH_MASTER_ORG_EXT_UK_MASK.sh</text:p>
          </table:table-cell>
          <table:table-cell office:value-type="string">
            <text:p>S_ORG_EXT_UK_M</text:p>
          </table:table-cell>
          <table:table-cell office:value-type="string">
            <text:p>NRMA_OCH_MASTER_MASKING_ORG_EXT_UK</text:p>
          </table:table-cell>
          <table:table-cell table:style-name="ce10" office:value-type="string">
            <text:p>S_ORG_EXT_UK_COUNT.txt</text:p>
          </table:table-cell>
          <table:table-cell table:number-columns-repeated="1014"/>
        </table:table-row>
        <table:table-row table:style-name="ro2" table:number-rows-repeated="4">
          <table:table-cell table:number-columns-repeated="1023"/>
        </table:table-row>
        <table:table-row table:style-name="ro5">
          <table:table-cell table:style-name="ce8" office:value-type="string">
            <text:p>MASKING</text:p>
          </table:table-cell>
          <table:table-cell table:style-name="ce8"/>
          <table:table-cell table:style-name="ce8" office:value-type="string">
            <text:p>S_ORG_EXT_FNX</text:p>
          </table:table-cell>
          <table:table-cell table:style-name="ce8" office:value-type="string">
            <text:p>S_ORG_EXT_FNX_M</text:p>
          </table:table-cell>
          <table:table-cell table:style-name="ce8" office:value-type="string">
            <text:p>EIM_FN_ACCNT2_M</text:p>
          </table:table-cell>
          <table:table-cell table:style-name="ce22" office:value-type="string">
            <text:p>NRMA_OCH_MASTER_ORG_EXT_FNMASK.sh</text:p>
          </table:table-cell>
          <table:table-cell table:style-name="ce8" office:value-type="string">
            <text:p>S_ORG_EXT_FNX_M</text:p>
          </table:table-cell>
          <table:table-cell table:style-name="ce24" office:value-type="string">
            <text:p>NRMA_OCH_MASTER_MASKING_ORG_EXT_FNX.sh</text:p>
          </table:table-cell>
          <table:table-cell table:style-name="ce8" office:value-type="string">
            <text:p>S_<text:span text:style-name="T1">ORG_EXT_FNX_COUNT.txt</text:span></text:p>
          </table:table-cell>
          <table:table-cell table:style-name="ce8" table:number-columns-repeated="1014"/>
        </table:table-row>
        <table:table-row table:style-name="ro3">
          <table:table-cell table:style-name="ce9" office:value-type="string">
            <text:p>MASKING</text:p>
          </table:table-cell>
          <table:table-cell table:style-name="ce9"/>
          <table:table-cell office:value-type="string">
            <text:p>S_CONTACT_X</text:p>
          </table:table-cell>
          <table:table-cell table:style-name="ce9" office:value-type="string">
            <text:p>S_CONTACT_X_M</text:p>
          </table:table-cell>
          <table:table-cell table:style-name="ce9" office:value-type="string">
            <text:p>EIM_CON_DTL_M</text:p>
          </table:table-cell>
          <table:table-cell table:style-name="ce23" office:value-type="string">
            <text:p>NRMA_OCH_MASTER_CONTACT_X_MASK.sh</text:p>
          </table:table-cell>
          <table:table-cell table:style-name="ce9" office:value-type="string">
            <text:p>S_CONTACT_X_M</text:p>
          </table:table-cell>
          <table:table-cell table:style-name="ce25" office:value-type="string">
            <text:p>NRMA_OCH_MASTER_MASKING_CONTACT_X.sh</text:p>
          </table:table-cell>
          <table:table-cell table:style-name="ce28" office:value-type="string">
            <text:p>S_CONTACT_X_COUNT.txt</text:p>
          </table:table-cell>
          <table:table-cell table:style-name="ce9" table:number-columns-repeated="101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number-style style:name="N8000" number:language="en" number:country="IN">
      <number:number number:min-integer-digits="1"/>
    </number:number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3P0" style:volatile="true" number:language="en" number:country="IN">
      <number:number number:decimal-places="0" number:min-integer-digits="1" number:grouping="true"/>
      <number:text> </number:text>
    </number:number-style>
    <number:number-style style:name="N8113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3P2" style:volatile="true" number:language="en" number:country="IN">
      <number:text> - </number:text>
    </number:number-style>
    <number:text-style style:name="N8113" number:language="en" number:country="IN">
      <number:text-content/>
      <number:text> </number:text>
      <style:map style:condition="value()&gt;0" style:apply-style-name="N8113P0"/>
      <style:map style:condition="value()&lt;0" style:apply-style-name="N8113P1"/>
      <style:map style:condition="value()=0" style:apply-style-name="N8113P2"/>
    </number:text-style>
    <number:number-style style:name="N8117P0" style:volatile="true" number:language="en" number:country="IN">
      <number:number number:decimal-places="2" number:min-integer-digits="1" number:grouping="true"/>
      <number:text> </number:text>
    </number:number-style>
    <number:number-style style:name="N8117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7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7" number:language="en" number:country="IN">
      <number:text-content/>
      <number:text> </number:text>
      <style:map style:condition="value()&gt;0" style:apply-style-name="N8117P0"/>
      <style:map style:condition="value()&lt;0" style:apply-style-name="N8117P1"/>
      <style:map style:condition="value()=0" style:apply-style-name="N8117P2"/>
    </number:text-style>
    <number:time-style style:name="N8118" number:language="en" number:country="IN">
      <number:minutes number:style="long"/>
      <number:text>:</number:text>
      <number:seconds number:style="long"/>
    </number:time-style>
    <number:time-style style:name="N8119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0" number:language="en" number:country="IN">
      <number:minutes number:style="long"/>
      <number:text>:</number:text>
      <number:seconds number:style="long" number:decimal-places="1"/>
    </number:time-style>
    <number:number-style style:name="N8121" number:language="en" number:country="IN">
      <number:scientific-number number:decimal-places="1" number:min-integer-digits="3" number:min-exponent-digits="1"/>
    </number:number-style>
    <number:currency-style style:name="N16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17P0"/>
    </number:currency-style>
    <number:currency-style style:name="N16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18P0"/>
    </number:currency-style>
    <number:currency-style style:name="N16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20P0"/>
    </number:currency-style>
    <number:currency-style style:name="N16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21P0"/>
    </number:currency-style>
    <number:date-style style:name="N16122" number:language="en" number:country="US">
      <number:month/>
      <number:text>/</number:text>
      <number:day/>
      <number:text>/</number:text>
      <number:year number:style="long"/>
    </number:date-style>
    <number:date-style style:name="N16123" number:language="en" number:country="US">
      <number:day/>
      <number:text>-</number:text>
      <number:month number:textual="true"/>
      <number:text>-</number:text>
      <number:year/>
    </number:date-style>
    <number:date-style style:name="N16124" number:language="en" number:country="US">
      <number:day/>
      <number:text>-</number:text>
      <number:month number:textual="true"/>
    </number:date-style>
    <number:date-style style:name="N16125" number:language="en" number:country="US">
      <number:month number:textual="true"/>
      <number:text>-</number:text>
      <number:year/>
    </number:date-style>
    <number:time-style style:name="N16126" number:language="en" number:country="US">
      <number:hours/>
      <number:text>:</number:text>
      <number:minutes number:style="long"/>
      <number:text> </number:text>
      <number:am-pm/>
    </number:time-style>
    <number:time-style style:name="N16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8" number:language="en" number:country="US">
      <number:hours/>
      <number:text>:</number:text>
      <number:minutes number:style="long"/>
    </number:time-style>
    <number:time-style style:name="N16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32P0" style:volatile="true" number:language="en" number:country="US">
      <number:number number:decimal-places="0" number:min-integer-digits="1" number:grouping="true"/>
      <number:text> </number:text>
    </number:number-style>
    <number:number-style style:name="N16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32P0"/>
    </number:number-style>
    <number:number-style style:name="N16133P0" style:volatile="true" number:language="en" number:country="US">
      <number:number number:decimal-places="0" number:min-integer-digits="1" number:grouping="true"/>
      <number:text> </number:text>
    </number:number-style>
    <number:number-style style:name="N16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33P0"/>
    </number:number-style>
    <number:number-style style:name="N16135P0" style:volatile="true" number:language="en" number:country="US">
      <number:number number:decimal-places="2" number:min-integer-digits="1" number:grouping="true"/>
      <number:text> </number:text>
    </number:number-style>
    <number:number-style style:name="N16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35P0"/>
    </number:number-style>
    <number:number-style style:name="N16136P0" style:volatile="true" number:language="en" number:country="US">
      <number:number number:decimal-places="2" number:min-integer-digits="1" number:grouping="true"/>
      <number:text> </number:text>
    </number:number-style>
    <number:number-style style:name="N16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36P0"/>
    </number:number-style>
    <number:number-style style:name="N16139P0" style:volatile="true" number:language="en" number:country="US">
      <number:number number:decimal-places="0" number:min-integer-digits="1" number:grouping="true"/>
      <number:text> </number:text>
    </number:number-style>
    <number:number-style style:name="N16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6139P2" style:volatile="true" number:language="en" number:country="US">
      <number:text> - </number:text>
    </number:number-style>
    <number:text-style style:name="N16139" number:language="en" number:country="US">
      <number:text-content/>
      <number:text> </number:text>
      <style:map style:condition="value()&gt;0" style:apply-style-name="N16139P0"/>
      <style:map style:condition="value()&lt;0" style:apply-style-name="N16139P1"/>
      <style:map style:condition="value()=0" style:apply-style-name="N16139P2"/>
    </number:text-style>
    <number:currency-style style:name="N16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6142P2" style:volatile="true" number:language="en" number:country="US">
      <number:currency-symbol/>
      <number:text>- </number:text>
    </number:currency-style>
    <number:text-style style:name="N16142" number:language="en" number:country="US">
      <number:text-content/>
      <number:text> </number:text>
      <style:map style:condition="value()&gt;0" style:apply-style-name="N16142P0"/>
      <style:map style:condition="value()&lt;0" style:apply-style-name="N16142P1"/>
      <style:map style:condition="value()=0" style:apply-style-name="N16142P2"/>
    </number:text-style>
    <number:number-style style:name="N16145P0" style:volatile="true" number:language="en" number:country="US">
      <number:number number:decimal-places="2" number:min-integer-digits="1" number:grouping="true"/>
      <number:text> </number:text>
    </number:number-style>
    <number:number-style style:name="N16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6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6145" number:language="en" number:country="US">
      <number:text-content/>
      <number:text> </number:text>
      <style:map style:condition="value()&gt;0" style:apply-style-name="N16145P0"/>
      <style:map style:condition="value()&lt;0" style:apply-style-name="N16145P1"/>
      <style:map style:condition="value()=0" style:apply-style-name="N16145P2"/>
    </number:text-style>
    <number:currency-style style:name="N16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6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6148" number:language="en" number:country="US">
      <number:text-content/>
      <number:text> </number:text>
      <style:map style:condition="value()&gt;0" style:apply-style-name="N16148P0"/>
      <style:map style:condition="value()&lt;0" style:apply-style-name="N16148P1"/>
      <style:map style:condition="value()=0" style:apply-style-name="N16148P2"/>
    </number:text-style>
    <number:time-style style:name="N16149" number:language="en" number:country="US">
      <number:minutes number:style="long"/>
      <number:text>:</number:text>
      <number:seconds number:style="long"/>
    </number:time-style>
    <number:time-style style:name="N16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51" number:language="en" number:country="US">
      <number:minutes number:style="long"/>
      <number:text>:</number:text>
      <number:seconds number:style="long" number:decimal-places="1"/>
    </number:time-style>
    <number:number-style style:name="N16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_20_1" style:display-name="Excel Built-in Normal 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2">22/01/2019</text:date>, <text:time>11:20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VYA THARRE</meta:initial-creator>
    <meta:creation-date>2018-11-09T15:12:38.34</meta:creation-date>
    <dc:date>2019-01-22T11:20:30.54</dc:date>
    <dc:creator>Somesh Mamidwar</dc:creator>
    <meta:editing-duration>P5DT2H37M14S</meta:editing-duration>
    <meta:editing-cycles>30</meta:editing-cycles>
    <meta:generator>OpenOffice/4.1.5$Win32 OpenOffice.org_project/415m1$Build-9789</meta:generator>
    <meta:document-statistic meta:table-count="1" meta:cell-count="155" meta:object-count="0"/>
  </office:meta>
</office:document-meta>
</file>